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102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inearData" table:style-name="ta1">
        <table:shapes>
          <draw:frame draw:z-index="0" draw:style-name="gr1" draw:text-style-name="P1" svg:width="6.2961in" svg:height="3.5453in" svg:x="1.5823in" svg:y="10.4366in">
            <draw:object draw:notify-on-update-of-ranges="LinearData.A1:LinearData.A1 LinearData.A2:LinearData.A102 LinearData.B1:LinearData.B1 LinearData.B2:LinearData.B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.2917in" svg:height="5.8559in" svg:x="5.2992in" svg:y="4.7583in">
            <draw:object draw:notify-on-update-of-ranges="LinearData.A1:LinearData.A1 LinearData.A2:LinearData.A102 LinearData.B2:LinearData.B102 LinearData.A1:LinearData.A1 LinearData.A2:LinearData.A102 LinearData.D2:LinearData.D1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<text:s/>State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<text:s/>State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0303" calcext:value-type="float">
            <text:p>0.30303</text:p>
          </table:table-cell>
          <table:table-cell office:value-type="float" office:value="1" calcext:value-type="float">
            <text:p>1</text:p>
          </table:table-cell>
          <table:table-cell office:value-type="float" office:value="0.000024" calcext:value-type="float">
            <text:p>0.000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12805" calcext:value-type="float">
            <text:p>0.312805</text:p>
          </table:table-cell>
          <table:table-cell office:value-type="float" office:value="2" calcext:value-type="float">
            <text:p>2</text:p>
          </table:table-cell>
          <table:table-cell office:value-type="float" office:value="0.000107" calcext:value-type="float">
            <text:p>0.0001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22285" calcext:value-type="float">
            <text:p>0.322285</text:p>
          </table:table-cell>
          <table:table-cell office:value-type="float" office:value="3" calcext:value-type="float">
            <text:p>3</text:p>
          </table:table-cell>
          <table:table-cell office:value-type="float" office:value="0.000388" calcext:value-type="float">
            <text:p>0.0003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31494" calcext:value-type="float">
            <text:p>0.331494</text:p>
          </table:table-cell>
          <table:table-cell office:value-type="float" office:value="4" calcext:value-type="float">
            <text:p>4</text:p>
          </table:table-cell>
          <table:table-cell office:value-type="float" office:value="0.001315" calcext:value-type="float">
            <text:p>0.0013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40454" calcext:value-type="float">
            <text:p>0.340454</text:p>
          </table:table-cell>
          <table:table-cell office:value-type="float" office:value="5" calcext:value-type="float">
            <text:p>5</text:p>
          </table:table-cell>
          <table:table-cell office:value-type="float" office:value="0.004146" calcext:value-type="float">
            <text:p>0.0041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49186" calcext:value-type="float">
            <text:p>0.349186</text:p>
          </table:table-cell>
          <table:table-cell office:value-type="float" office:value="6" calcext:value-type="float">
            <text:p>6</text:p>
          </table:table-cell>
          <table:table-cell office:value-type="float" office:value="0.011201" calcext:value-type="float">
            <text:p>0.0112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57705" calcext:value-type="float">
            <text:p>0.357705</text:p>
          </table:table-cell>
          <table:table-cell office:value-type="float" office:value="7" calcext:value-type="float">
            <text:p>7</text:p>
          </table:table-cell>
          <table:table-cell office:value-type="float" office:value="0.023661" calcext:value-type="float">
            <text:p>0.0236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66027" calcext:value-type="float">
            <text:p>0.366027</text:p>
          </table:table-cell>
          <table:table-cell office:value-type="float" office:value="8" calcext:value-type="float">
            <text:p>8</text:p>
          </table:table-cell>
          <table:table-cell office:value-type="float" office:value="0.039649" calcext:value-type="float">
            <text:p>0.0396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74165" calcext:value-type="float">
            <text:p>0.374165</text:p>
          </table:table-cell>
          <table:table-cell office:value-type="float" office:value="9" calcext:value-type="float">
            <text:p>9</text:p>
          </table:table-cell>
          <table:table-cell office:value-type="float" office:value="0.056967" calcext:value-type="float">
            <text:p>0.0569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82131" calcext:value-type="float">
            <text:p>0.382131</text:p>
          </table:table-cell>
          <table:table-cell office:value-type="float" office:value="10" calcext:value-type="float">
            <text:p>10</text:p>
          </table:table-cell>
          <table:table-cell office:value-type="float" office:value="0.074477" calcext:value-type="float">
            <text:p>0.0744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89935" calcext:value-type="float">
            <text:p>0.389935</text:p>
          </table:table-cell>
          <table:table-cell office:value-type="float" office:value="11" calcext:value-type="float">
            <text:p>11</text:p>
          </table:table-cell>
          <table:table-cell office:value-type="float" office:value="0.091684" calcext:value-type="float">
            <text:p>0.0916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97586" calcext:value-type="float">
            <text:p>0.397586</text:p>
          </table:table-cell>
          <table:table-cell office:value-type="float" office:value="12" calcext:value-type="float">
            <text:p>12</text:p>
          </table:table-cell>
          <table:table-cell office:value-type="float" office:value="0.108383" calcext:value-type="float">
            <text:p>0.10838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05094" calcext:value-type="float">
            <text:p>0.405094</text:p>
          </table:table-cell>
          <table:table-cell office:value-type="float" office:value="13" calcext:value-type="float">
            <text:p>13</text:p>
          </table:table-cell>
          <table:table-cell office:value-type="float" office:value="0.124496" calcext:value-type="float">
            <text:p>0.1244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12467" calcext:value-type="float">
            <text:p>0.412467</text:p>
          </table:table-cell>
          <table:table-cell office:value-type="float" office:value="14" calcext:value-type="float">
            <text:p>14</text:p>
          </table:table-cell>
          <table:table-cell office:value-type="float" office:value="0.140004" calcext:value-type="float">
            <text:p>0.1400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1971" calcext:value-type="float">
            <text:p>0.41971</text:p>
          </table:table-cell>
          <table:table-cell office:value-type="float" office:value="15" calcext:value-type="float">
            <text:p>15</text:p>
          </table:table-cell>
          <table:table-cell office:value-type="float" office:value="0.154917" calcext:value-type="float">
            <text:p>0.1549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26832" calcext:value-type="float">
            <text:p>0.426832</text:p>
          </table:table-cell>
          <table:table-cell office:value-type="float" office:value="16" calcext:value-type="float">
            <text:p>16</text:p>
          </table:table-cell>
          <table:table-cell office:value-type="float" office:value="0.169258" calcext:value-type="float">
            <text:p>0.16925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33837" calcext:value-type="float">
            <text:p>0.433837</text:p>
          </table:table-cell>
          <table:table-cell office:value-type="float" office:value="17" calcext:value-type="float">
            <text:p>17</text:p>
          </table:table-cell>
          <table:table-cell office:value-type="float" office:value="0.183056" calcext:value-type="float">
            <text:p>0.18305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40732" calcext:value-type="float">
            <text:p>0.440732</text:p>
          </table:table-cell>
          <table:table-cell office:value-type="float" office:value="18" calcext:value-type="float">
            <text:p>18</text:p>
          </table:table-cell>
          <table:table-cell office:value-type="float" office:value="0.196345" calcext:value-type="float">
            <text:p>0.1963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47522" calcext:value-type="float">
            <text:p>0.447522</text:p>
          </table:table-cell>
          <table:table-cell office:value-type="float" office:value="19" calcext:value-type="float">
            <text:p>19</text:p>
          </table:table-cell>
          <table:table-cell office:value-type="float" office:value="0.209155" calcext:value-type="float">
            <text:p>0.2091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5421" calcext:value-type="float">
            <text:p>0.45421</text:p>
          </table:table-cell>
          <table:table-cell office:value-type="float" office:value="20" calcext:value-type="float">
            <text:p>20</text:p>
          </table:table-cell>
          <table:table-cell office:value-type="float" office:value="0.221517" calcext:value-type="float">
            <text:p>0.22151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60803" calcext:value-type="float">
            <text:p>0.460803</text:p>
          </table:table-cell>
          <table:table-cell office:value-type="float" office:value="21" calcext:value-type="float">
            <text:p>21</text:p>
          </table:table-cell>
          <table:table-cell office:value-type="float" office:value="0.233461" calcext:value-type="float">
            <text:p>0.23346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67303" calcext:value-type="float">
            <text:p>0.467303</text:p>
          </table:table-cell>
          <table:table-cell office:value-type="float" office:value="22" calcext:value-type="float">
            <text:p>22</text:p>
          </table:table-cell>
          <table:table-cell office:value-type="float" office:value="0.245014" calcext:value-type="float">
            <text:p>0.24501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73714" calcext:value-type="float">
            <text:p>0.473714</text:p>
          </table:table-cell>
          <table:table-cell office:value-type="float" office:value="23" calcext:value-type="float">
            <text:p>23</text:p>
          </table:table-cell>
          <table:table-cell office:value-type="float" office:value="0.2562" calcext:value-type="float">
            <text:p>0.256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80041" calcext:value-type="float">
            <text:p>0.480041</text:p>
          </table:table-cell>
          <table:table-cell office:value-type="float" office:value="24" calcext:value-type="float">
            <text:p>24</text:p>
          </table:table-cell>
          <table:table-cell office:value-type="float" office:value="0.267045" calcext:value-type="float">
            <text:p>0.26704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86286" calcext:value-type="float">
            <text:p>0.486286</text:p>
          </table:table-cell>
          <table:table-cell office:value-type="float" office:value="25" calcext:value-type="float">
            <text:p>25</text:p>
          </table:table-cell>
          <table:table-cell office:value-type="float" office:value="0.277569" calcext:value-type="float">
            <text:p>0.27756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92452" calcext:value-type="float">
            <text:p>0.492452</text:p>
          </table:table-cell>
          <table:table-cell office:value-type="float" office:value="26" calcext:value-type="float">
            <text:p>26</text:p>
          </table:table-cell>
          <table:table-cell office:value-type="float" office:value="0.287793" calcext:value-type="float">
            <text:p>0.28779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98543" calcext:value-type="float">
            <text:p>0.498543</text:p>
          </table:table-cell>
          <table:table-cell office:value-type="float" office:value="27" calcext:value-type="float">
            <text:p>27</text:p>
          </table:table-cell>
          <table:table-cell office:value-type="float" office:value="0.297735" calcext:value-type="float">
            <text:p>0.29773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504561" calcext:value-type="float">
            <text:p>0.504561</text:p>
          </table:table-cell>
          <table:table-cell office:value-type="float" office:value="28" calcext:value-type="float">
            <text:p>28</text:p>
          </table:table-cell>
          <table:table-cell office:value-type="float" office:value="0.307412" calcext:value-type="float">
            <text:p>0.30741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510508" calcext:value-type="float">
            <text:p>0.510508</text:p>
          </table:table-cell>
          <table:table-cell office:value-type="float" office:value="29" calcext:value-type="float">
            <text:p>29</text:p>
          </table:table-cell>
          <table:table-cell office:value-type="float" office:value="0.31684" calcext:value-type="float">
            <text:p>0.3168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16388" calcext:value-type="float">
            <text:p>0.516388</text:p>
          </table:table-cell>
          <table:table-cell office:value-type="float" office:value="30" calcext:value-type="float">
            <text:p>30</text:p>
          </table:table-cell>
          <table:table-cell office:value-type="float" office:value="0.326034" calcext:value-type="float">
            <text:p>0.32603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22201" calcext:value-type="float">
            <text:p>0.522201</text:p>
          </table:table-cell>
          <table:table-cell office:value-type="float" office:value="31" calcext:value-type="float">
            <text:p>31</text:p>
          </table:table-cell>
          <table:table-cell office:value-type="float" office:value="0.335006" calcext:value-type="float">
            <text:p>0.33500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27952" calcext:value-type="float">
            <text:p>0.527952</text:p>
          </table:table-cell>
          <table:table-cell office:value-type="float" office:value="32" calcext:value-type="float">
            <text:p>32</text:p>
          </table:table-cell>
          <table:table-cell office:value-type="float" office:value="0.343771" calcext:value-type="float">
            <text:p>0.34377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33641" calcext:value-type="float">
            <text:p>0.533641</text:p>
          </table:table-cell>
          <table:table-cell office:value-type="float" office:value="33" calcext:value-type="float">
            <text:p>33</text:p>
          </table:table-cell>
          <table:table-cell office:value-type="float" office:value="0.352338" calcext:value-type="float">
            <text:p>0.35233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53927" calcext:value-type="float">
            <text:p>0.53927</text:p>
          </table:table-cell>
          <table:table-cell office:value-type="float" office:value="34" calcext:value-type="float">
            <text:p>34</text:p>
          </table:table-cell>
          <table:table-cell office:value-type="float" office:value="0.360719" calcext:value-type="float">
            <text:p>0.36071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44842" calcext:value-type="float">
            <text:p>0.544842</text:p>
          </table:table-cell>
          <table:table-cell office:value-type="float" office:value="35" calcext:value-type="float">
            <text:p>35</text:p>
          </table:table-cell>
          <table:table-cell office:value-type="float" office:value="0.368924" calcext:value-type="float">
            <text:p>0.36892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50357" calcext:value-type="float">
            <text:p>0.550357</text:p>
          </table:table-cell>
          <table:table-cell office:value-type="float" office:value="36" calcext:value-type="float">
            <text:p>36</text:p>
          </table:table-cell>
          <table:table-cell office:value-type="float" office:value="0.376962" calcext:value-type="float">
            <text:p>0.37696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55819" calcext:value-type="float">
            <text:p>0.555819</text:p>
          </table:table-cell>
          <table:table-cell office:value-type="float" office:value="37" calcext:value-type="float">
            <text:p>37</text:p>
          </table:table-cell>
          <table:table-cell office:value-type="float" office:value="0.384841" calcext:value-type="float">
            <text:p>0.38484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61228" calcext:value-type="float">
            <text:p>0.561228</text:p>
          </table:table-cell>
          <table:table-cell office:value-type="float" office:value="38" calcext:value-type="float">
            <text:p>38</text:p>
          </table:table-cell>
          <table:table-cell office:value-type="float" office:value="0.392569" calcext:value-type="float">
            <text:p>0.39256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66585" calcext:value-type="float">
            <text:p>0.566585</text:p>
          </table:table-cell>
          <table:table-cell office:value-type="float" office:value="39" calcext:value-type="float">
            <text:p>39</text:p>
          </table:table-cell>
          <table:table-cell office:value-type="float" office:value="0.400154" calcext:value-type="float">
            <text:p>0.40015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71893" calcext:value-type="float">
            <text:p>0.571893</text:p>
          </table:table-cell>
          <table:table-cell office:value-type="float" office:value="40" calcext:value-type="float">
            <text:p>40</text:p>
          </table:table-cell>
          <table:table-cell office:value-type="float" office:value="0.407604" calcext:value-type="float">
            <text:p>0.40760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77152" calcext:value-type="float">
            <text:p>0.577152</text:p>
          </table:table-cell>
          <table:table-cell office:value-type="float" office:value="41" calcext:value-type="float">
            <text:p>41</text:p>
          </table:table-cell>
          <table:table-cell office:value-type="float" office:value="0.414923" calcext:value-type="float">
            <text:p>0.41492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82364" calcext:value-type="float">
            <text:p>0.582364</text:p>
          </table:table-cell>
          <table:table-cell office:value-type="float" office:value="42" calcext:value-type="float">
            <text:p>42</text:p>
          </table:table-cell>
          <table:table-cell office:value-type="float" office:value="0.422119" calcext:value-type="float">
            <text:p>0.42211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87531" calcext:value-type="float">
            <text:p>0.587531</text:p>
          </table:table-cell>
          <table:table-cell office:value-type="float" office:value="43" calcext:value-type="float">
            <text:p>43</text:p>
          </table:table-cell>
          <table:table-cell office:value-type="float" office:value="0.429196" calcext:value-type="float">
            <text:p>0.42919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92653" calcext:value-type="float">
            <text:p>0.592653</text:p>
          </table:table-cell>
          <table:table-cell office:value-type="float" office:value="44" calcext:value-type="float">
            <text:p>44</text:p>
          </table:table-cell>
          <table:table-cell office:value-type="float" office:value="0.436161" calcext:value-type="float">
            <text:p>0.43616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97731" calcext:value-type="float">
            <text:p>0.597731</text:p>
          </table:table-cell>
          <table:table-cell office:value-type="float" office:value="45" calcext:value-type="float">
            <text:p>45</text:p>
          </table:table-cell>
          <table:table-cell office:value-type="float" office:value="0.443018" calcext:value-type="float">
            <text:p>0.44301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602767" calcext:value-type="float">
            <text:p>0.602767</text:p>
          </table:table-cell>
          <table:table-cell office:value-type="float" office:value="46" calcext:value-type="float">
            <text:p>46</text:p>
          </table:table-cell>
          <table:table-cell office:value-type="float" office:value="0.449773" calcext:value-type="float">
            <text:p>0.44977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607761" calcext:value-type="float">
            <text:p>0.607761</text:p>
          </table:table-cell>
          <table:table-cell office:value-type="float" office:value="47" calcext:value-type="float">
            <text:p>47</text:p>
          </table:table-cell>
          <table:table-cell office:value-type="float" office:value="0.456428" calcext:value-type="float">
            <text:p>0.45642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612715" calcext:value-type="float">
            <text:p>0.612715</text:p>
          </table:table-cell>
          <table:table-cell office:value-type="float" office:value="48" calcext:value-type="float">
            <text:p>48</text:p>
          </table:table-cell>
          <table:table-cell office:value-type="float" office:value="0.462988" calcext:value-type="float">
            <text:p>0.46298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61763" calcext:value-type="float">
            <text:p>0.61763</text:p>
          </table:table-cell>
          <table:table-cell office:value-type="float" office:value="49" calcext:value-type="float">
            <text:p>49</text:p>
          </table:table-cell>
          <table:table-cell office:value-type="float" office:value="0.469458" calcext:value-type="float">
            <text:p>0.46945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622506" calcext:value-type="float">
            <text:p>0.622506</text:p>
          </table:table-cell>
          <table:table-cell office:value-type="float" office:value="50" calcext:value-type="float">
            <text:p>50</text:p>
          </table:table-cell>
          <table:table-cell office:value-type="float" office:value="0.475841" calcext:value-type="float">
            <text:p>0.47584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27344" calcext:value-type="float">
            <text:p>0.627344</text:p>
          </table:table-cell>
          <table:table-cell office:value-type="float" office:value="51" calcext:value-type="float">
            <text:p>51</text:p>
          </table:table-cell>
          <table:table-cell office:value-type="float" office:value="0.48214" calcext:value-type="float">
            <text:p>0.4821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632146" calcext:value-type="float">
            <text:p>0.632146</text:p>
          </table:table-cell>
          <table:table-cell office:value-type="float" office:value="52" calcext:value-type="float">
            <text:p>52</text:p>
          </table:table-cell>
          <table:table-cell office:value-type="float" office:value="0.488358" calcext:value-type="float">
            <text:p>0.48835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636912" calcext:value-type="float">
            <text:p>0.636912</text:p>
          </table:table-cell>
          <table:table-cell office:value-type="float" office:value="53" calcext:value-type="float">
            <text:p>53</text:p>
          </table:table-cell>
          <table:table-cell office:value-type="float" office:value="0.494499" calcext:value-type="float">
            <text:p>0.49449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641643" calcext:value-type="float">
            <text:p>0.641643</text:p>
          </table:table-cell>
          <table:table-cell office:value-type="float" office:value="54" calcext:value-type="float">
            <text:p>54</text:p>
          </table:table-cell>
          <table:table-cell office:value-type="float" office:value="0.500565" calcext:value-type="float">
            <text:p>0.50056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4634" calcext:value-type="float">
            <text:p>0.64634</text:p>
          </table:table-cell>
          <table:table-cell office:value-type="float" office:value="55" calcext:value-type="float">
            <text:p>55</text:p>
          </table:table-cell>
          <table:table-cell office:value-type="float" office:value="0.506559" calcext:value-type="float">
            <text:p>0.50655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651002" calcext:value-type="float">
            <text:p>0.651002</text:p>
          </table:table-cell>
          <table:table-cell office:value-type="float" office:value="56" calcext:value-type="float">
            <text:p>56</text:p>
          </table:table-cell>
          <table:table-cell office:value-type="float" office:value="0.512483" calcext:value-type="float">
            <text:p>0.51248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655632" calcext:value-type="float">
            <text:p>0.655632</text:p>
          </table:table-cell>
          <table:table-cell office:value-type="float" office:value="57" calcext:value-type="float">
            <text:p>57</text:p>
          </table:table-cell>
          <table:table-cell office:value-type="float" office:value="0.518341" calcext:value-type="float">
            <text:p>0.51834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66023" calcext:value-type="float">
            <text:p>0.66023</text:p>
          </table:table-cell>
          <table:table-cell office:value-type="float" office:value="58" calcext:value-type="float">
            <text:p>58</text:p>
          </table:table-cell>
          <table:table-cell office:value-type="float" office:value="0.524133" calcext:value-type="float">
            <text:p>0.52413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664797" calcext:value-type="float">
            <text:p>0.664797</text:p>
          </table:table-cell>
          <table:table-cell office:value-type="float" office:value="59" calcext:value-type="float">
            <text:p>59</text:p>
          </table:table-cell>
          <table:table-cell office:value-type="float" office:value="0.529862" calcext:value-type="float">
            <text:p>0.52986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669332" calcext:value-type="float">
            <text:p>0.669332</text:p>
          </table:table-cell>
          <table:table-cell office:value-type="float" office:value="60" calcext:value-type="float">
            <text:p>60</text:p>
          </table:table-cell>
          <table:table-cell office:value-type="float" office:value="0.535531" calcext:value-type="float">
            <text:p>0.53553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73837" calcext:value-type="float">
            <text:p>0.673837</text:p>
          </table:table-cell>
          <table:table-cell office:value-type="float" office:value="61" calcext:value-type="float">
            <text:p>61</text:p>
          </table:table-cell>
          <table:table-cell office:value-type="float" office:value="0.541141" calcext:value-type="float">
            <text:p>0.54114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78312" calcext:value-type="float">
            <text:p>0.678312</text:p>
          </table:table-cell>
          <table:table-cell office:value-type="float" office:value="62" calcext:value-type="float">
            <text:p>62</text:p>
          </table:table-cell>
          <table:table-cell office:value-type="float" office:value="0.546693" calcext:value-type="float">
            <text:p>0.54669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682759" calcext:value-type="float">
            <text:p>0.682759</text:p>
          </table:table-cell>
          <table:table-cell office:value-type="float" office:value="63" calcext:value-type="float">
            <text:p>63</text:p>
          </table:table-cell>
          <table:table-cell office:value-type="float" office:value="0.55219" calcext:value-type="float">
            <text:p>0.5521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87177" calcext:value-type="float">
            <text:p>0.687177</text:p>
          </table:table-cell>
          <table:table-cell office:value-type="float" office:value="64" calcext:value-type="float">
            <text:p>64</text:p>
          </table:table-cell>
          <table:table-cell office:value-type="float" office:value="0.557633" calcext:value-type="float">
            <text:p>0.55763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691566" calcext:value-type="float">
            <text:p>0.691566</text:p>
          </table:table-cell>
          <table:table-cell office:value-type="float" office:value="65" calcext:value-type="float">
            <text:p>65</text:p>
          </table:table-cell>
          <table:table-cell office:value-type="float" office:value="0.563024" calcext:value-type="float">
            <text:p>0.56302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695929" calcext:value-type="float">
            <text:p>0.695929</text:p>
          </table:table-cell>
          <table:table-cell office:value-type="float" office:value="66" calcext:value-type="float">
            <text:p>66</text:p>
          </table:table-cell>
          <table:table-cell office:value-type="float" office:value="0.568363" calcext:value-type="float">
            <text:p>0.56836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700264" calcext:value-type="float">
            <text:p>0.700264</text:p>
          </table:table-cell>
          <table:table-cell office:value-type="float" office:value="67" calcext:value-type="float">
            <text:p>67</text:p>
          </table:table-cell>
          <table:table-cell office:value-type="float" office:value="0.573653" calcext:value-type="float">
            <text:p>0.57365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704573" calcext:value-type="float">
            <text:p>0.704573</text:p>
          </table:table-cell>
          <table:table-cell office:value-type="float" office:value="68" calcext:value-type="float">
            <text:p>68</text:p>
          </table:table-cell>
          <table:table-cell office:value-type="float" office:value="0.578894" calcext:value-type="float">
            <text:p>0.57889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708856" calcext:value-type="float">
            <text:p>0.708856</text:p>
          </table:table-cell>
          <table:table-cell office:value-type="float" office:value="69" calcext:value-type="float">
            <text:p>69</text:p>
          </table:table-cell>
          <table:table-cell office:value-type="float" office:value="0.584087" calcext:value-type="float">
            <text:p>0.58408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713113" calcext:value-type="float">
            <text:p>0.713113</text:p>
          </table:table-cell>
          <table:table-cell office:value-type="float" office:value="70" calcext:value-type="float">
            <text:p>70</text:p>
          </table:table-cell>
          <table:table-cell office:value-type="float" office:value="0.589235" calcext:value-type="float">
            <text:p>0.58923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717346" calcext:value-type="float">
            <text:p>0.717346</text:p>
          </table:table-cell>
          <table:table-cell office:value-type="float" office:value="71" calcext:value-type="float">
            <text:p>71</text:p>
          </table:table-cell>
          <table:table-cell office:value-type="float" office:value="0.594337" calcext:value-type="float">
            <text:p>0.59433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721553" calcext:value-type="float">
            <text:p>0.721553</text:p>
          </table:table-cell>
          <table:table-cell office:value-type="float" office:value="72" calcext:value-type="float">
            <text:p>72</text:p>
          </table:table-cell>
          <table:table-cell office:value-type="float" office:value="0.599394" calcext:value-type="float">
            <text:p>0.59939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725737" calcext:value-type="float">
            <text:p>0.725737</text:p>
          </table:table-cell>
          <table:table-cell office:value-type="float" office:value="73" calcext:value-type="float">
            <text:p>73</text:p>
          </table:table-cell>
          <table:table-cell office:value-type="float" office:value="0.604409" calcext:value-type="float">
            <text:p>0.60440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729897" calcext:value-type="float">
            <text:p>0.729897</text:p>
          </table:table-cell>
          <table:table-cell office:value-type="float" office:value="74" calcext:value-type="float">
            <text:p>74</text:p>
          </table:table-cell>
          <table:table-cell office:value-type="float" office:value="0.60938" calcext:value-type="float">
            <text:p>0.6093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734033" calcext:value-type="float">
            <text:p>0.734033</text:p>
          </table:table-cell>
          <table:table-cell office:value-type="float" office:value="75" calcext:value-type="float">
            <text:p>75</text:p>
          </table:table-cell>
          <table:table-cell office:value-type="float" office:value="0.61431" calcext:value-type="float">
            <text:p>0.6143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738147" calcext:value-type="float">
            <text:p>0.738147</text:p>
          </table:table-cell>
          <table:table-cell office:value-type="float" office:value="76" calcext:value-type="float">
            <text:p>76</text:p>
          </table:table-cell>
          <table:table-cell office:value-type="float" office:value="0.619199" calcext:value-type="float">
            <text:p>0.61919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742237" calcext:value-type="float">
            <text:p>0.742237</text:p>
          </table:table-cell>
          <table:table-cell office:value-type="float" office:value="77" calcext:value-type="float">
            <text:p>77</text:p>
          </table:table-cell>
          <table:table-cell office:value-type="float" office:value="0.624047" calcext:value-type="float">
            <text:p>0.62404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746306" calcext:value-type="float">
            <text:p>0.746306</text:p>
          </table:table-cell>
          <table:table-cell office:value-type="float" office:value="78" calcext:value-type="float">
            <text:p>78</text:p>
          </table:table-cell>
          <table:table-cell office:value-type="float" office:value="0.628855" calcext:value-type="float">
            <text:p>0.62885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750353" calcext:value-type="float">
            <text:p>0.750353</text:p>
          </table:table-cell>
          <table:table-cell office:value-type="float" office:value="79" calcext:value-type="float">
            <text:p>79</text:p>
          </table:table-cell>
          <table:table-cell office:value-type="float" office:value="0.633625" calcext:value-type="float">
            <text:p>0.6336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754378" calcext:value-type="float">
            <text:p>0.754378</text:p>
          </table:table-cell>
          <table:table-cell office:value-type="float" office:value="80" calcext:value-type="float">
            <text:p>80</text:p>
          </table:table-cell>
          <table:table-cell office:value-type="float" office:value="0.638355" calcext:value-type="float">
            <text:p>0.63835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758382" calcext:value-type="float">
            <text:p>0.758382</text:p>
          </table:table-cell>
          <table:table-cell office:value-type="float" office:value="81" calcext:value-type="float">
            <text:p>81</text:p>
          </table:table-cell>
          <table:table-cell office:value-type="float" office:value="0.643048" calcext:value-type="float">
            <text:p>0.64304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762365" calcext:value-type="float">
            <text:p>0.762365</text:p>
          </table:table-cell>
          <table:table-cell office:value-type="float" office:value="82" calcext:value-type="float">
            <text:p>82</text:p>
          </table:table-cell>
          <table:table-cell office:value-type="float" office:value="0.647703" calcext:value-type="float">
            <text:p>0.64770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766327" calcext:value-type="float">
            <text:p>0.766327</text:p>
          </table:table-cell>
          <table:table-cell office:value-type="float" office:value="83" calcext:value-type="float">
            <text:p>83</text:p>
          </table:table-cell>
          <table:table-cell office:value-type="float" office:value="0.652321" calcext:value-type="float">
            <text:p>0.65232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770269" calcext:value-type="float">
            <text:p>0.770269</text:p>
          </table:table-cell>
          <table:table-cell office:value-type="float" office:value="84" calcext:value-type="float">
            <text:p>84</text:p>
          </table:table-cell>
          <table:table-cell office:value-type="float" office:value="0.656902" calcext:value-type="float">
            <text:p>0.65690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74192" calcext:value-type="float">
            <text:p>0.774192</text:p>
          </table:table-cell>
          <table:table-cell office:value-type="float" office:value="85" calcext:value-type="float">
            <text:p>85</text:p>
          </table:table-cell>
          <table:table-cell office:value-type="float" office:value="0.661446" calcext:value-type="float">
            <text:p>0.66144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778095" calcext:value-type="float">
            <text:p>0.778095</text:p>
          </table:table-cell>
          <table:table-cell office:value-type="float" office:value="86" calcext:value-type="float">
            <text:p>86</text:p>
          </table:table-cell>
          <table:table-cell office:value-type="float" office:value="0.665955" calcext:value-type="float">
            <text:p>0.66595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781978" calcext:value-type="float">
            <text:p>0.781978</text:p>
          </table:table-cell>
          <table:table-cell office:value-type="float" office:value="87" calcext:value-type="float">
            <text:p>87</text:p>
          </table:table-cell>
          <table:table-cell office:value-type="float" office:value="0.670427" calcext:value-type="float">
            <text:p>0.67042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785842" calcext:value-type="float">
            <text:p>0.785842</text:p>
          </table:table-cell>
          <table:table-cell office:value-type="float" office:value="88" calcext:value-type="float">
            <text:p>88</text:p>
          </table:table-cell>
          <table:table-cell office:value-type="float" office:value="0.674865" calcext:value-type="float">
            <text:p>0.67486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789688" calcext:value-type="float">
            <text:p>0.789688</text:p>
          </table:table-cell>
          <table:table-cell office:value-type="float" office:value="89" calcext:value-type="float">
            <text:p>89</text:p>
          </table:table-cell>
          <table:table-cell office:value-type="float" office:value="0.679266" calcext:value-type="float">
            <text:p>0.67926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793515" calcext:value-type="float">
            <text:p>0.793515</text:p>
          </table:table-cell>
          <table:table-cell office:value-type="float" office:value="90" calcext:value-type="float">
            <text:p>90</text:p>
          </table:table-cell>
          <table:table-cell office:value-type="float" office:value="0.683633" calcext:value-type="float">
            <text:p>0.68363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797324" calcext:value-type="float">
            <text:p>0.797324</text:p>
          </table:table-cell>
          <table:table-cell office:value-type="float" office:value="91" calcext:value-type="float">
            <text:p>91</text:p>
          </table:table-cell>
          <table:table-cell office:value-type="float" office:value="0.687965" calcext:value-type="float">
            <text:p>0.68796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801115" calcext:value-type="float">
            <text:p>0.801115</text:p>
          </table:table-cell>
          <table:table-cell office:value-type="float" office:value="92" calcext:value-type="float">
            <text:p>92</text:p>
          </table:table-cell>
          <table:table-cell office:value-type="float" office:value="0.692262" calcext:value-type="float">
            <text:p>0.69226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804888" calcext:value-type="float">
            <text:p>0.804888</text:p>
          </table:table-cell>
          <table:table-cell office:value-type="float" office:value="93" calcext:value-type="float">
            <text:p>93</text:p>
          </table:table-cell>
          <table:table-cell office:value-type="float" office:value="0.696525" calcext:value-type="float">
            <text:p>0.69652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808644" calcext:value-type="float">
            <text:p>0.808644</text:p>
          </table:table-cell>
          <table:table-cell office:value-type="float" office:value="94" calcext:value-type="float">
            <text:p>94</text:p>
          </table:table-cell>
          <table:table-cell office:value-type="float" office:value="0.700753" calcext:value-type="float">
            <text:p>0.70075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812383" calcext:value-type="float">
            <text:p>0.812383</text:p>
          </table:table-cell>
          <table:table-cell office:value-type="float" office:value="95" calcext:value-type="float">
            <text:p>95</text:p>
          </table:table-cell>
          <table:table-cell office:value-type="float" office:value="0.704947" calcext:value-type="float">
            <text:p>0.70494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816104" calcext:value-type="float">
            <text:p>0.816104</text:p>
          </table:table-cell>
          <table:table-cell office:value-type="float" office:value="96" calcext:value-type="float">
            <text:p>96</text:p>
          </table:table-cell>
          <table:table-cell office:value-type="float" office:value="0.709107" calcext:value-type="float">
            <text:p>0.70910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819809" calcext:value-type="float">
            <text:p>0.819809</text:p>
          </table:table-cell>
          <table:table-cell office:value-type="float" office:value="97" calcext:value-type="float">
            <text:p>97</text:p>
          </table:table-cell>
          <table:table-cell office:value-type="float" office:value="0.713233" calcext:value-type="float">
            <text:p>0.71323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823497" calcext:value-type="float">
            <text:p>0.823497</text:p>
          </table:table-cell>
          <table:table-cell office:value-type="float" office:value="98" calcext:value-type="float">
            <text:p>98</text:p>
          </table:table-cell>
          <table:table-cell office:value-type="float" office:value="0.717325" calcext:value-type="float">
            <text:p>0.71732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827169" calcext:value-type="float">
            <text:p>0.827169</text:p>
          </table:table-cell>
          <table:table-cell office:value-type="float" office:value="99" calcext:value-type="float">
            <text:p>99</text:p>
          </table:table-cell>
          <table:table-cell office:value-type="float" office:value="0.721382" calcext:value-type="float">
            <text:p>0.7213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830825" calcext:value-type="float">
            <text:p>0.830825</text:p>
          </table:table-cell>
          <table:table-cell office:value-type="float" office:value="100" calcext:value-type="float">
            <text:p>100</text:p>
          </table:table-cell>
          <table:table-cell office:value-type="float" office:value="0.725406" calcext:value-type="float">
            <text:p>0.7254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12T15:37:38.257447891</dc:date>
    <meta:editing-duration>PT19M56S</meta:editing-duration>
    <meta:editing-cycles>2</meta:editing-cycles>
    <meta:generator>LibreOffice/7.3.7.2$Linux_X86_64 LibreOffice_project/30$Build-2</meta:generator>
    <meta:document-statistic meta:table-count="1" meta:cell-count="408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3cm" svg:height="9.006cm" xlink:href=".." xlink:type="simple" chart:class="chart:scatter" chart:style-name="ch1">
        <chart:legend chart:legend-position="end" svg:x="14.312cm" svg:y="4.204cm" style:legend-expansion="high" chart:style-name="ch2"/>
        <chart:plot-area chart:style-name="ch3" table:cell-range-address="LinearData.A1:LinearData.B102" chart:data-source-has-labels="row" svg:x="0.319cm" svg:y="0.18cm" svg:width="13.674cm" svg:height="8.646cm">
          <chart:coordinate-region svg:x="1.046cm" svg:y="0.38cm" svg:width="12.668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LinearData.B2:LinearData.B102" chart:label-cell-address="LinearData.B1:LinearData.B1" chart:class="chart:scatter">
            <chart:domain table:cell-range-address="LinearData.A2:LinearData.A102"/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State</text:p>
                <draw:g>
                  <svg:desc>LinearData.B1:LinearData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LinearData.A2:LinearData.A102</svg:desc>
                </draw:g>
              </table:table-cell>
              <table:table-cell office:value-type="float" office:value="0">
                <text:p>0</text:p>
                <draw:g>
                  <svg:desc>LinearData.B2:LinearData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30303">
                <text:p>0.303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312805">
                <text:p>0.3128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322285">
                <text:p>0.3222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331494">
                <text:p>0.3314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340454">
                <text:p>0.3404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349186">
                <text:p>0.3491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357705">
                <text:p>0.3577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366027">
                <text:p>0.3660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374165">
                <text:p>0.3741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382131">
                <text:p>0.3821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389935">
                <text:p>0.3899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397586">
                <text:p>0.3975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405094">
                <text:p>0.4050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412467">
                <text:p>0.4124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41971">
                <text:p>0.419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426832">
                <text:p>0.4268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433837">
                <text:p>0.4338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440732">
                <text:p>0.4407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447522">
                <text:p>0.4475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45421">
                <text:p>0.454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460803">
                <text:p>0.4608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467303">
                <text:p>0.4673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473714">
                <text:p>0.4737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480041">
                <text:p>0.4800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486286">
                <text:p>0.4862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492452">
                <text:p>0.4924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498543">
                <text:p>0.4985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504561">
                <text:p>0.5045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510508">
                <text:p>0.5105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516388">
                <text:p>0.5163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522201">
                <text:p>0.5222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527952">
                <text:p>0.5279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533641">
                <text:p>0.5336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53927">
                <text:p>0.539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544842">
                <text:p>0.5448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550357">
                <text:p>0.5503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555819">
                <text:p>0.5558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561228">
                <text:p>0.5612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566585">
                <text:p>0.5665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571893">
                <text:p>0.5718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577152">
                <text:p>0.5771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582364">
                <text:p>0.5823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587531">
                <text:p>0.5875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592653">
                <text:p>0.5926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597731">
                <text:p>0.5977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602767">
                <text:p>0.6027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607761">
                <text:p>0.6077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612715">
                <text:p>0.6127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61763">
                <text:p>0.617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622506">
                <text:p>0.6225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627344">
                <text:p>0.6273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632146">
                <text:p>0.6321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636912">
                <text:p>0.6369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641643">
                <text:p>0.6416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64634">
                <text:p>0.646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651002">
                <text:p>0.6510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655632">
                <text:p>0.6556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66023">
                <text:p>0.660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664797">
                <text:p>0.6647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669332">
                <text:p>0.6693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673837">
                <text:p>0.6738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678312">
                <text:p>0.6783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682759">
                <text:p>0.6827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687177">
                <text:p>0.6871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691566">
                <text:p>0.6915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695929">
                <text:p>0.69592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700264">
                <text:p>0.7002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704573">
                <text:p>0.7045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708856">
                <text:p>0.7088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713113">
                <text:p>0.7131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717346">
                <text:p>0.7173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721553">
                <text:p>0.7215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725737">
                <text:p>0.72573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729897">
                <text:p>0.7298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734033">
                <text:p>0.7340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738147">
                <text:p>0.7381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742237">
                <text:p>0.7422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746306">
                <text:p>0.7463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750353">
                <text:p>0.7503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754378">
                <text:p>0.75437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758382">
                <text:p>0.7583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762365">
                <text:p>0.76236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766327">
                <text:p>0.76632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770269">
                <text:p>0.7702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774192">
                <text:p>0.7741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778095">
                <text:p>0.7780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781978">
                <text:p>0.78197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785842">
                <text:p>0.7858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789688">
                <text:p>0.78968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793515">
                <text:p>0.7935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797324">
                <text:p>0.7973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801115">
                <text:p>0.8011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804888">
                <text:p>0.8048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808644">
                <text:p>0.8086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812383">
                <text:p>0.81238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816104">
                <text:p>0.8161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819809">
                <text:p>0.81980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823497">
                <text:p>0.8234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827169">
                <text:p>0.82716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830825">
                <text:p>0.8308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style:font-size-asian="18pt" style:font-size-complex="18pt"/>
    </style:style>
    <style:style style:name="ch3" style:family="chart">
      <style:graphic-properties draw:stroke="none" svg:stroke-color="#b3b3b3" draw:fill="none" draw:fill-color="#e6e6e6"/>
      <style:text-properties fo:font-size="16pt" style:font-size-asian="16pt" style:font-size-complex="16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14pt" style:font-size-complex="14pt"/>
    </style:style>
    <style:style style:name="ch7" style:family="chart">
      <style:chart-properties chart:auto-position="true" style:rotation-angle="90"/>
      <style:text-properties fo:font-size="14pt" style:font-size-asian="14pt" style:font-size-complex="14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682cm" svg:height="14.875cm" xlink:href=".." xlink:type="simple" chart:class="chart:scatter" chart:style-name="ch1">
        <chart:title svg:x="11.726cm" svg:y="0.432cm" chart:style-name="ch2">
          <text:p>Memristor Models</text:p>
        </chart:title>
        <chart:legend chart:legend-position="end" svg:x="25.101cm" svg:y="5.293cm" style:legend-expansion="custom" svg:width="3.431cm" svg:height="3.862cm" style:legend-expansion-aspect-ratio="0.888399792853444" chart:style-name="ch3"/>
        <chart:plot-area chart:style-name="ch4" table:cell-range-address="LinearData.A1:LinearData.A102 LinearData.B2:LinearData.B102 LinearData.D2:LinearData.D102" chart:data-source-has-labels="row" svg:x="1.876cm" svg:y="1.826cm" svg:width="22.832cm" svg:height="11.479cm">
          <chart:coordinate-region svg:x="2.603cm" svg:y="2.025cm" svg:width="21.825cm" svg:height="10.633cm"/>
          <chart:axis chart:dimension="x" chart:name="primary-x" chart:style-name="ch5">
            <chart:title svg:x="12.039cm" svg:y="13.602cm" chart:style-name="ch6">
              <text:p>Time Step</text:p>
            </chart:title>
          </chart:axis>
          <chart:axis chart:dimension="y" chart:name="primary-y" chart:style-name="ch5">
            <chart:title svg:x="0.451cm" svg:y="9.744cm" chart:style-name="ch7">
              <text:p>State Value [0 ~ 1]</text:p>
            </chart:title>
            <chart:grid chart:style-name="ch8" chart:class="major"/>
          </chart:axis>
          <chart:series chart:style-name="ch9" chart:values-cell-range-address="LinearData.B2:LinearData.B102" loext:label-string="linear" chart:class="chart:scatter">
            <chart:domain table:cell-range-address="LinearData.A2:LinearData.A102"/>
            <chart:data-point chart:repeated="101"/>
          </chart:series>
          <chart:series chart:style-name="ch10" chart:values-cell-range-address="LinearData.D2:LinearData.D102" loext:label-string="nonlinear" chart:class="chart:scatter">
            <chart:data-point chart:repeated="1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inear</text:p>
              </table:table-cell>
              <table:table-cell office:value-type="string">
                <text:p>nonlinea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LinearData.A2:LinearData.A102</svg:desc>
                </draw:g>
              </table:table-cell>
              <table:table-cell office:value-type="float" office:value="0">
                <text:p>0</text:p>
                <draw:g>
                  <svg:desc>LinearData.B2:LinearData.B102</svg:desc>
                </draw:g>
              </table:table-cell>
              <table:table-cell office:value-type="float" office:value="0">
                <text:p>0</text:p>
                <draw:g>
                  <svg:desc>LinearData.D2:LinearData.D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30303">
                <text:p>0.30303</text:p>
              </table:table-cell>
              <table:table-cell office:value-type="float" office:value="0.000024">
                <text:p>0.0000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312805">
                <text:p>0.312805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322285">
                <text:p>0.322285</text:p>
              </table:table-cell>
              <table:table-cell office:value-type="float" office:value="0.000388">
                <text:p>0.0003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331494">
                <text:p>0.331494</text:p>
              </table:table-cell>
              <table:table-cell office:value-type="float" office:value="0.001315">
                <text:p>0.0013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340454">
                <text:p>0.340454</text:p>
              </table:table-cell>
              <table:table-cell office:value-type="float" office:value="0.004146">
                <text:p>0.0041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349186">
                <text:p>0.349186</text:p>
              </table:table-cell>
              <table:table-cell office:value-type="float" office:value="0.011201">
                <text:p>0.0112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357705">
                <text:p>0.357705</text:p>
              </table:table-cell>
              <table:table-cell office:value-type="float" office:value="0.023661">
                <text:p>0.0236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366027">
                <text:p>0.366027</text:p>
              </table:table-cell>
              <table:table-cell office:value-type="float" office:value="0.039649">
                <text:p>0.0396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374165">
                <text:p>0.374165</text:p>
              </table:table-cell>
              <table:table-cell office:value-type="float" office:value="0.056967">
                <text:p>0.0569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382131">
                <text:p>0.382131</text:p>
              </table:table-cell>
              <table:table-cell office:value-type="float" office:value="0.074477">
                <text:p>0.0744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389935">
                <text:p>0.389935</text:p>
              </table:table-cell>
              <table:table-cell office:value-type="float" office:value="0.091684">
                <text:p>0.0916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397586">
                <text:p>0.397586</text:p>
              </table:table-cell>
              <table:table-cell office:value-type="float" office:value="0.108383">
                <text:p>0.1083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405094">
                <text:p>0.405094</text:p>
              </table:table-cell>
              <table:table-cell office:value-type="float" office:value="0.124496">
                <text:p>0.1244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412467">
                <text:p>0.412467</text:p>
              </table:table-cell>
              <table:table-cell office:value-type="float" office:value="0.140004">
                <text:p>0.1400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41971">
                <text:p>0.41971</text:p>
              </table:table-cell>
              <table:table-cell office:value-type="float" office:value="0.154917">
                <text:p>0.1549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426832">
                <text:p>0.426832</text:p>
              </table:table-cell>
              <table:table-cell office:value-type="float" office:value="0.169258">
                <text:p>0.1692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433837">
                <text:p>0.433837</text:p>
              </table:table-cell>
              <table:table-cell office:value-type="float" office:value="0.183056">
                <text:p>0.1830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440732">
                <text:p>0.440732</text:p>
              </table:table-cell>
              <table:table-cell office:value-type="float" office:value="0.196345">
                <text:p>0.1963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447522">
                <text:p>0.447522</text:p>
              </table:table-cell>
              <table:table-cell office:value-type="float" office:value="0.209155">
                <text:p>0.2091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45421">
                <text:p>0.45421</text:p>
              </table:table-cell>
              <table:table-cell office:value-type="float" office:value="0.221517">
                <text:p>0.2215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460803">
                <text:p>0.460803</text:p>
              </table:table-cell>
              <table:table-cell office:value-type="float" office:value="0.233461">
                <text:p>0.2334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467303">
                <text:p>0.467303</text:p>
              </table:table-cell>
              <table:table-cell office:value-type="float" office:value="0.245014">
                <text:p>0.2450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473714">
                <text:p>0.473714</text:p>
              </table:table-cell>
              <table:table-cell office:value-type="float" office:value="0.2562">
                <text:p>0.25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480041">
                <text:p>0.480041</text:p>
              </table:table-cell>
              <table:table-cell office:value-type="float" office:value="0.267045">
                <text:p>0.2670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486286">
                <text:p>0.486286</text:p>
              </table:table-cell>
              <table:table-cell office:value-type="float" office:value="0.277569">
                <text:p>0.2775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492452">
                <text:p>0.492452</text:p>
              </table:table-cell>
              <table:table-cell office:value-type="float" office:value="0.287793">
                <text:p>0.2877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498543">
                <text:p>0.498543</text:p>
              </table:table-cell>
              <table:table-cell office:value-type="float" office:value="0.297735">
                <text:p>0.2977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504561">
                <text:p>0.504561</text:p>
              </table:table-cell>
              <table:table-cell office:value-type="float" office:value="0.307412">
                <text:p>0.3074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510508">
                <text:p>0.510508</text:p>
              </table:table-cell>
              <table:table-cell office:value-type="float" office:value="0.31684">
                <text:p>0.316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516388">
                <text:p>0.516388</text:p>
              </table:table-cell>
              <table:table-cell office:value-type="float" office:value="0.326034">
                <text:p>0.3260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522201">
                <text:p>0.522201</text:p>
              </table:table-cell>
              <table:table-cell office:value-type="float" office:value="0.335006">
                <text:p>0.3350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527952">
                <text:p>0.527952</text:p>
              </table:table-cell>
              <table:table-cell office:value-type="float" office:value="0.343771">
                <text:p>0.3437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533641">
                <text:p>0.533641</text:p>
              </table:table-cell>
              <table:table-cell office:value-type="float" office:value="0.352338">
                <text:p>0.3523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53927">
                <text:p>0.53927</text:p>
              </table:table-cell>
              <table:table-cell office:value-type="float" office:value="0.360719">
                <text:p>0.3607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544842">
                <text:p>0.544842</text:p>
              </table:table-cell>
              <table:table-cell office:value-type="float" office:value="0.368924">
                <text:p>0.3689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550357">
                <text:p>0.550357</text:p>
              </table:table-cell>
              <table:table-cell office:value-type="float" office:value="0.376962">
                <text:p>0.3769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555819">
                <text:p>0.555819</text:p>
              </table:table-cell>
              <table:table-cell office:value-type="float" office:value="0.384841">
                <text:p>0.3848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561228">
                <text:p>0.561228</text:p>
              </table:table-cell>
              <table:table-cell office:value-type="float" office:value="0.392569">
                <text:p>0.3925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566585">
                <text:p>0.566585</text:p>
              </table:table-cell>
              <table:table-cell office:value-type="float" office:value="0.400154">
                <text:p>0.4001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571893">
                <text:p>0.571893</text:p>
              </table:table-cell>
              <table:table-cell office:value-type="float" office:value="0.407604">
                <text:p>0.4076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577152">
                <text:p>0.577152</text:p>
              </table:table-cell>
              <table:table-cell office:value-type="float" office:value="0.414923">
                <text:p>0.4149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582364">
                <text:p>0.582364</text:p>
              </table:table-cell>
              <table:table-cell office:value-type="float" office:value="0.422119">
                <text:p>0.4221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587531">
                <text:p>0.587531</text:p>
              </table:table-cell>
              <table:table-cell office:value-type="float" office:value="0.429196">
                <text:p>0.4291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592653">
                <text:p>0.592653</text:p>
              </table:table-cell>
              <table:table-cell office:value-type="float" office:value="0.436161">
                <text:p>0.4361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597731">
                <text:p>0.597731</text:p>
              </table:table-cell>
              <table:table-cell office:value-type="float" office:value="0.443018">
                <text:p>0.4430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602767">
                <text:p>0.602767</text:p>
              </table:table-cell>
              <table:table-cell office:value-type="float" office:value="0.449773">
                <text:p>0.4497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607761">
                <text:p>0.607761</text:p>
              </table:table-cell>
              <table:table-cell office:value-type="float" office:value="0.456428">
                <text:p>0.4564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612715">
                <text:p>0.612715</text:p>
              </table:table-cell>
              <table:table-cell office:value-type="float" office:value="0.462988">
                <text:p>0.4629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61763">
                <text:p>0.61763</text:p>
              </table:table-cell>
              <table:table-cell office:value-type="float" office:value="0.469458">
                <text:p>0.4694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622506">
                <text:p>0.622506</text:p>
              </table:table-cell>
              <table:table-cell office:value-type="float" office:value="0.475841">
                <text:p>0.4758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627344">
                <text:p>0.627344</text:p>
              </table:table-cell>
              <table:table-cell office:value-type="float" office:value="0.48214">
                <text:p>0.482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632146">
                <text:p>0.632146</text:p>
              </table:table-cell>
              <table:table-cell office:value-type="float" office:value="0.488358">
                <text:p>0.4883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636912">
                <text:p>0.636912</text:p>
              </table:table-cell>
              <table:table-cell office:value-type="float" office:value="0.494499">
                <text:p>0.4944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641643">
                <text:p>0.641643</text:p>
              </table:table-cell>
              <table:table-cell office:value-type="float" office:value="0.500565">
                <text:p>0.5005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64634">
                <text:p>0.64634</text:p>
              </table:table-cell>
              <table:table-cell office:value-type="float" office:value="0.506559">
                <text:p>0.5065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651002">
                <text:p>0.651002</text:p>
              </table:table-cell>
              <table:table-cell office:value-type="float" office:value="0.512483">
                <text:p>0.5124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655632">
                <text:p>0.655632</text:p>
              </table:table-cell>
              <table:table-cell office:value-type="float" office:value="0.518341">
                <text:p>0.5183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66023">
                <text:p>0.66023</text:p>
              </table:table-cell>
              <table:table-cell office:value-type="float" office:value="0.524133">
                <text:p>0.5241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664797">
                <text:p>0.664797</text:p>
              </table:table-cell>
              <table:table-cell office:value-type="float" office:value="0.529862">
                <text:p>0.5298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669332">
                <text:p>0.669332</text:p>
              </table:table-cell>
              <table:table-cell office:value-type="float" office:value="0.535531">
                <text:p>0.5355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673837">
                <text:p>0.673837</text:p>
              </table:table-cell>
              <table:table-cell office:value-type="float" office:value="0.541141">
                <text:p>0.5411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678312">
                <text:p>0.678312</text:p>
              </table:table-cell>
              <table:table-cell office:value-type="float" office:value="0.546693">
                <text:p>0.5466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682759">
                <text:p>0.682759</text:p>
              </table:table-cell>
              <table:table-cell office:value-type="float" office:value="0.55219">
                <text:p>0.552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687177">
                <text:p>0.687177</text:p>
              </table:table-cell>
              <table:table-cell office:value-type="float" office:value="0.557633">
                <text:p>0.5576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691566">
                <text:p>0.691566</text:p>
              </table:table-cell>
              <table:table-cell office:value-type="float" office:value="0.563024">
                <text:p>0.5630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695929">
                <text:p>0.695929</text:p>
              </table:table-cell>
              <table:table-cell office:value-type="float" office:value="0.568363">
                <text:p>0.56836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700264">
                <text:p>0.700264</text:p>
              </table:table-cell>
              <table:table-cell office:value-type="float" office:value="0.573653">
                <text:p>0.5736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704573">
                <text:p>0.704573</text:p>
              </table:table-cell>
              <table:table-cell office:value-type="float" office:value="0.578894">
                <text:p>0.5788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708856">
                <text:p>0.708856</text:p>
              </table:table-cell>
              <table:table-cell office:value-type="float" office:value="0.584087">
                <text:p>0.58408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713113">
                <text:p>0.713113</text:p>
              </table:table-cell>
              <table:table-cell office:value-type="float" office:value="0.589235">
                <text:p>0.5892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717346">
                <text:p>0.717346</text:p>
              </table:table-cell>
              <table:table-cell office:value-type="float" office:value="0.594337">
                <text:p>0.5943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721553">
                <text:p>0.721553</text:p>
              </table:table-cell>
              <table:table-cell office:value-type="float" office:value="0.599394">
                <text:p>0.5993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725737">
                <text:p>0.725737</text:p>
              </table:table-cell>
              <table:table-cell office:value-type="float" office:value="0.604409">
                <text:p>0.6044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729897">
                <text:p>0.729897</text:p>
              </table:table-cell>
              <table:table-cell office:value-type="float" office:value="0.60938">
                <text:p>0.609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734033">
                <text:p>0.734033</text:p>
              </table:table-cell>
              <table:table-cell office:value-type="float" office:value="0.61431">
                <text:p>0.614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738147">
                <text:p>0.738147</text:p>
              </table:table-cell>
              <table:table-cell office:value-type="float" office:value="0.619199">
                <text:p>0.6191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742237">
                <text:p>0.742237</text:p>
              </table:table-cell>
              <table:table-cell office:value-type="float" office:value="0.624047">
                <text:p>0.6240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746306">
                <text:p>0.746306</text:p>
              </table:table-cell>
              <table:table-cell office:value-type="float" office:value="0.628855">
                <text:p>0.6288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750353">
                <text:p>0.750353</text:p>
              </table:table-cell>
              <table:table-cell office:value-type="float" office:value="0.633625">
                <text:p>0.6336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754378">
                <text:p>0.754378</text:p>
              </table:table-cell>
              <table:table-cell office:value-type="float" office:value="0.638355">
                <text:p>0.6383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758382">
                <text:p>0.758382</text:p>
              </table:table-cell>
              <table:table-cell office:value-type="float" office:value="0.643048">
                <text:p>0.6430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762365">
                <text:p>0.762365</text:p>
              </table:table-cell>
              <table:table-cell office:value-type="float" office:value="0.647703">
                <text:p>0.6477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766327">
                <text:p>0.766327</text:p>
              </table:table-cell>
              <table:table-cell office:value-type="float" office:value="0.652321">
                <text:p>0.65232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770269">
                <text:p>0.770269</text:p>
              </table:table-cell>
              <table:table-cell office:value-type="float" office:value="0.656902">
                <text:p>0.6569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774192">
                <text:p>0.774192</text:p>
              </table:table-cell>
              <table:table-cell office:value-type="float" office:value="0.661446">
                <text:p>0.6614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778095">
                <text:p>0.778095</text:p>
              </table:table-cell>
              <table:table-cell office:value-type="float" office:value="0.665955">
                <text:p>0.6659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781978">
                <text:p>0.781978</text:p>
              </table:table-cell>
              <table:table-cell office:value-type="float" office:value="0.670427">
                <text:p>0.6704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785842">
                <text:p>0.785842</text:p>
              </table:table-cell>
              <table:table-cell office:value-type="float" office:value="0.674865">
                <text:p>0.6748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789688">
                <text:p>0.789688</text:p>
              </table:table-cell>
              <table:table-cell office:value-type="float" office:value="0.679266">
                <text:p>0.6792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793515">
                <text:p>0.793515</text:p>
              </table:table-cell>
              <table:table-cell office:value-type="float" office:value="0.683633">
                <text:p>0.6836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797324">
                <text:p>0.797324</text:p>
              </table:table-cell>
              <table:table-cell office:value-type="float" office:value="0.687965">
                <text:p>0.68796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801115">
                <text:p>0.801115</text:p>
              </table:table-cell>
              <table:table-cell office:value-type="float" office:value="0.692262">
                <text:p>0.6922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804888">
                <text:p>0.804888</text:p>
              </table:table-cell>
              <table:table-cell office:value-type="float" office:value="0.696525">
                <text:p>0.6965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808644">
                <text:p>0.808644</text:p>
              </table:table-cell>
              <table:table-cell office:value-type="float" office:value="0.700753">
                <text:p>0.70075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812383">
                <text:p>0.812383</text:p>
              </table:table-cell>
              <table:table-cell office:value-type="float" office:value="0.704947">
                <text:p>0.7049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816104">
                <text:p>0.816104</text:p>
              </table:table-cell>
              <table:table-cell office:value-type="float" office:value="0.709107">
                <text:p>0.70910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819809">
                <text:p>0.819809</text:p>
              </table:table-cell>
              <table:table-cell office:value-type="float" office:value="0.713233">
                <text:p>0.7132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823497">
                <text:p>0.823497</text:p>
              </table:table-cell>
              <table:table-cell office:value-type="float" office:value="0.717325">
                <text:p>0.7173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827169">
                <text:p>0.827169</text:p>
              </table:table-cell>
              <table:table-cell office:value-type="float" office:value="0.721382">
                <text:p>0.7213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830825">
                <text:p>0.830825</text:p>
              </table:table-cell>
              <table:table-cell office:value-type="float" office:value="0.725406">
                <text:p>0.7254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